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440000004C14C3A48DBEC8A41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Lucida Console1" svg:font-family="'Lucida Console'" style:font-adornments="Normal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ceraMia">
      <style:text-properties fo:language="en" fo:country="GB"/>
    </style:style>
    <style:style style:name="P2" style:family="paragraph" style:parent-style-name="CabeceraMi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Enumearación">
      <style:paragraph-properties fo:text-align="center" style:justify-single-word="false"/>
      <style:text-properties fo:color="#402000" fo:font-size="80pt" fo:language="en" fo:country="GB" fo:font-weight="bold" style:font-size-asian="80pt" style:font-weight-asian="bold" style:font-size-complex="80pt" style:font-weight-complex="bold"/>
    </style:style>
    <style:style style:name="P5" style:family="paragraph" style:parent-style-name="Enumearación">
      <style:paragraph-properties fo:text-align="center" style:justify-single-word="false"/>
      <style:text-properties fo:color="#402000" fo:font-size="80pt" fo:language="en" fo:country="GB" fo:font-weight="bold" officeooo:rsid="00e4e4bc" officeooo:paragraph-rsid="00e64e6c" style:font-size-asian="80pt" style:font-weight-asian="bold" style:font-size-complex="80pt" style:font-weight-complex="bold"/>
    </style:style>
    <style:style style:name="P6" style:family="paragraph" style:parent-style-name="Titulo2">
      <style:text-properties officeooo:paragraph-rsid="00e64e6c"/>
    </style:style>
    <style:style style:name="P7" style:family="paragraph" style:parent-style-name="Titulo2">
      <style:paragraph-properties fo:text-align="start" style:justify-single-word="false" fo:orphans="2" fo:widows="2" fo:hyphenation-ladder-count="no-limit" style:text-autospace="none"/>
      <style:text-properties style:font-name="Arial1" style:text-underline-style="none" fo:font-weight="bold" officeooo:paragraph-rsid="00e64e6c" style:font-name-asian="Times New Roman" style:font-size-asian="20pt" style:language-asian="zh" style:country-asian="CN" style:font-weight-asian="bold" style:font-name-complex="Lucida Console" style:font-size-complex="20pt" style:language-complex="ar" style:country-complex="SA" style:font-weight-complex="bold" fo:hyphenate="false" fo:hyphenation-remain-char-count="2" fo:hyphenation-push-char-count="2"/>
    </style:style>
    <style:style style:name="P8" style:family="paragraph" style:parent-style-name="Código">
      <style:text-properties officeooo:paragraph-rsid="00e64e6c"/>
    </style:style>
    <style:style style:name="P9" style:family="paragraph" style:parent-style-name="Código">
      <style:text-properties fo:font-weight="bold" officeooo:paragraph-rsid="00e64e6c" style:font-weight-asian="bold" style:font-weight-complex="bold"/>
    </style:style>
    <style:style style:name="P10" style:family="paragraph" style:parent-style-name="Código">
      <style:paragraph-properties fo:orphans="2" fo:widows="2" fo:hyphenation-ladder-count="no-limit" style:writing-mode="lr-tb"/>
      <style:text-properties style:use-window-font-color="true" style:font-name="Arial1" style:text-underline-style="none" officeooo:paragraph-rsid="00e64e6c" style:font-size-asian="20pt" style:language-asian="zh" style:country-asian="CN" style:font-name-complex="Lucida Console" style:font-size-complex="20pt" style:language-complex="ar" style:country-complex="SA" fo:hyphenate="false" fo:hyphenation-remain-char-count="2" fo:hyphenation-push-char-count="2"/>
    </style:style>
    <style:style style:name="P11" style:family="paragraph" style:parent-style-name="Text_20_body">
      <style:paragraph-properties fo:orphans="2" fo:widows="2" fo:hyphenation-ladder-count="no-limit" style:writing-mode="lr-tb"/>
      <style:text-properties style:use-window-font-color="true" style:font-name="Arial1" style:text-underline-style="none" officeooo:paragraph-rsid="00e64e6c" style:font-size-asian="20pt" style:language-asian="zh" style:country-asian="CN" style:font-name-complex="Lucida Console" style:font-size-complex="20pt" style:language-complex="ar" style:country-complex="SA" fo:hyphenate="false" fo:hyphenation-remain-char-count="2" fo:hyphenation-push-char-count="2"/>
    </style:style>
    <style:style style:name="P12" style:family="paragraph" style:parent-style-name="Código">
      <style:paragraph-properties fo:margin-left="2.54cm" fo:margin-right="0cm" fo:text-indent="0cm" style:auto-text-indent="false"/>
      <style:text-properties officeooo:paragraph-rsid="00e64e6c"/>
    </style:style>
    <style:style style:name="P13" style:family="paragraph" style:parent-style-name="Terminal">
      <style:paragraph-properties fo:margin-left="2.54cm" fo:margin-right="0cm" fo:text-indent="0cm" style:auto-text-indent="false"/>
      <style:text-properties officeooo:paragraph-rsid="00e64e6c"/>
    </style:style>
    <style:style style:name="P14" style:family="paragraph" style:parent-style-name="Codigo_20_Cuadro_20_Flotante">
      <style:paragraph-properties fo:margin-left="2.54cm" fo:margin-right="0.3cm" fo:text-indent="0cm" style:auto-text-indent="false"/>
      <style:text-properties officeooo:paragraph-rsid="00e64e6c"/>
    </style:style>
    <style:style style:name="P15" style:family="paragraph" style:parent-style-name="Text_20_body">
      <style:text-properties style:font-name="Arial1" style:text-underline-style="none" officeooo:paragraph-rsid="00e64e6c" style:font-name-asian="Times New Roman" style:font-size-asian="20pt" style:language-asian="zh" style:country-asian="CN" style:font-name-complex="Lucida Console" style:font-size-complex="20pt" style:language-complex="ar" style:country-complex="SA"/>
    </style:style>
    <style:style style:name="P16" style:family="paragraph" style:parent-style-name="Text_20_body">
      <style:text-properties officeooo:paragraph-rsid="00e64e6c"/>
    </style:style>
    <style:style style:name="P17" style:family="paragraph" style:parent-style-name="Text_20_body">
      <style:paragraph-properties fo:margin-left="1.27cm" fo:margin-right="0cm" fo:orphans="2" fo:widows="2" fo:hyphenation-ladder-count="no-limit" fo:text-indent="0cm" style:auto-text-indent="false" style:writing-mode="lr-tb"/>
      <style:text-properties style:use-window-font-color="true" officeooo:paragraph-rsid="00e64e6c" style:language-asian="zh" style:country-asian="CN" style:font-size-complex="12pt" style:language-complex="ar" style:country-complex="SA" fo:hyphenate="false" fo:hyphenation-remain-char-count="2" fo:hyphenation-push-char-count="2"/>
    </style:style>
    <style:style style:name="P18" style:family="paragraph" style:parent-style-name="Text_20_body">
      <style:paragraph-properties fo:margin-left="1.27cm" fo:margin-right="0cm" fo:orphans="2" fo:widows="2" fo:hyphenation-ladder-count="no-limit" fo:text-indent="0cm" style:auto-text-indent="false" style:writing-mode="lr-tb"/>
      <style:text-properties style:use-window-font-color="true" style:font-name="Arial1" style:text-underline-style="none" officeooo:paragraph-rsid="00e64e6c" style:font-size-asian="20pt" style:language-asian="zh" style:country-asian="CN" style:font-name-complex="Lucida Console" style:font-size-complex="20pt" style:language-complex="ar" style:country-complex="SA" fo:hyphenate="false" fo:hyphenation-remain-char-count="2" fo:hyphenation-push-char-count="2"/>
    </style:style>
    <style:style style:name="P19" style:family="paragraph" style:parent-style-name="Text_20_body">
      <style:paragraph-properties fo:margin-left="1.27cm" fo:margin-right="0cm" fo:orphans="2" fo:widows="2" fo:hyphenation-ladder-count="no-limit" fo:text-indent="0cm" style:auto-text-indent="false" style:writing-mode="lr-tb"/>
      <style:text-properties style:use-window-font-color="true" style:font-name="Arial1" officeooo:paragraph-rsid="00e64e6c" style:language-asian="zh" style:country-asian="CN" style:font-size-complex="12pt" style:language-complex="ar" style:country-complex="SA" fo:hyphenate="false" fo:hyphenation-remain-char-count="2" fo:hyphenation-push-char-count="2"/>
    </style:style>
    <style:style style:name="P20" style:family="paragraph" style:parent-style-name="Titulo1">
      <style:paragraph-properties fo:break-before="page"/>
      <style:text-properties officeooo:paragraph-rsid="00e64e6c"/>
    </style:style>
    <style:style style:name="P21" style:family="paragraph" style:parent-style-name="Titulo1">
      <style:paragraph-properties fo:orphans="2" fo:widows="2" fo:hyphenation-ladder-count="no-limit" fo:break-before="page"/>
      <style:text-properties officeooo:paragraph-rsid="00e64e6c" style:language-asian="zh" style:country-asian="CN" style:language-complex="ar" style:country-complex="SA" fo:hyphenate="false" fo:hyphenation-remain-char-count="2" fo:hyphenation-push-char-count="2"/>
    </style:style>
    <style:style style:name="P22" style:family="paragraph" style:parent-style-name="Titulo1">
      <style:paragraph-properties fo:margin-left="0cm" fo:margin-right="0cm" fo:orphans="2" fo:widows="2" fo:hyphenation-ladder-count="no-limit" fo:text-indent="0cm" style:auto-text-indent="false" style:writing-mode="lr-tb"/>
      <style:text-properties style:use-window-font-color="true" style:font-name="Arial1" style:text-underline-style="solid" style:text-underline-width="auto" style:text-underline-color="font-color" officeooo:paragraph-rsid="00e64e6c" style:font-size-asian="20pt" style:language-asian="zh" style:country-asian="CN" style:font-name-complex="Lucida Console" style:font-size-complex="20pt" style:language-complex="ar" style:country-complex="SA" fo:hyphenate="false" fo:hyphenation-remain-char-count="2" fo:hyphenation-push-char-count="2"/>
    </style:style>
    <style:style style:name="P23" style:family="paragraph" style:parent-style-name="Enumearación" style:master-page-name="Standard">
      <style:paragraph-properties fo:text-align="center" style:justify-single-word="false" style:page-number="auto"/>
      <style:text-properties fo:color="#402000" fo:font-size="80pt" fo:language="en" fo:country="GB" fo:font-weight="bold" style:font-size-asian="80pt" style:font-weight-asian="bold" style:font-size-complex="80pt" style:font-weight-complex="bold"/>
    </style:style>
    <style:style style:name="P24" style:family="paragraph" style:parent-style-name="Text_20_body" style:list-style-name="L1">
      <style:text-properties style:font-name="Arial1" officeooo:paragraph-rsid="00e64e6c"/>
    </style:style>
    <style:style style:name="P25" style:family="paragraph" style:parent-style-name="Text_20_body" style:list-style-name="L2">
      <style:text-properties style:font-name="Arial1" officeooo:paragraph-rsid="00e64e6c"/>
    </style:style>
    <style:style style:name="P26" style:family="paragraph" style:parent-style-name="Text_20_body" style:list-style-name="L2">
      <style:text-properties style:font-name="Arial1" officeooo:paragraph-rsid="00e720ee"/>
    </style:style>
    <style:style style:name="P27" style:family="paragraph" style:parent-style-name="Text_20_body" style:list-style-name="L2">
      <style:text-properties style:font-name="Arial1" officeooo:rsid="00e50a40" officeooo:paragraph-rsid="00e64e6c"/>
    </style:style>
    <style:style style:name="P28" style:family="paragraph" style:parent-style-name="Text_20_body" style:list-style-name="L3">
      <style:text-properties style:font-name="Arial1" style:text-underline-style="none" officeooo:paragraph-rsid="00e64e6c" style:font-name-asian="Times New Roman" style:font-size-asian="20pt" style:language-asian="zh" style:country-asian="CN" style:font-name-complex="Lucida Console" style:font-size-complex="20pt" style:language-complex="ar" style:country-complex="SA"/>
    </style:style>
    <style:style style:name="P29" style:family="paragraph" style:parent-style-name="Text_20_body" style:list-style-name="L3">
      <style:text-properties style:font-name="Arial1" style:text-underline-style="none" officeooo:paragraph-rsid="00e720ee" style:font-name-asian="Times New Roman" style:font-size-asian="20pt" style:language-asian="zh" style:country-asian="CN" style:font-name-complex="Lucida Console" style:font-size-complex="20pt" style:language-complex="ar" style:country-complex="SA"/>
    </style:style>
    <style:style style:name="P30" style:family="paragraph" style:parent-style-name="Text_20_body" style:list-style-name="L3">
      <style:paragraph-properties fo:text-align="start" style:justify-single-word="false" fo:orphans="2" fo:widows="2" fo:hyphenation-ladder-count="no-limit" style:text-autospace="none"/>
      <style:text-properties style:font-name="Arial1" style:text-underline-style="none" fo:font-weight="normal" officeooo:paragraph-rsid="00e64e6c" style:font-name-asian="Times New Roman" style:font-size-asian="20pt" style:language-asian="zh" style:country-asian="CN" style:font-weight-asian="normal" style:font-name-complex="Lucida Console" style:font-size-complex="20pt" style:language-complex="ar" style:country-complex="SA" style:font-weight-complex="normal" fo:hyphenate="false" fo:hyphenation-remain-char-count="2" fo:hyphenation-push-char-count="2"/>
    </style:style>
    <style:style style:name="P31" style:family="paragraph" style:parent-style-name="Text_20_body" style:list-style-name="L3">
      <style:paragraph-properties fo:orphans="2" fo:widows="2" fo:hyphenation-ladder-count="no-limit" style:writing-mode="lr-tb"/>
      <style:text-properties style:use-window-font-color="true" style:font-name="Arial1" style:text-underline-style="none" officeooo:paragraph-rsid="00e64e6c" style:font-size-asian="20pt" style:language-asian="zh" style:country-asian="CN" style:font-name-complex="Lucida Console" style:font-size-complex="20pt" style:language-complex="ar" style:country-complex="SA" fo:hyphenate="false" fo:hyphenation-remain-char-count="2" fo:hyphenation-push-char-count="2"/>
    </style:style>
    <style:style style:name="P32" style:family="paragraph" style:parent-style-name="Text_20_body" style:list-style-name="L3">
      <style:paragraph-properties fo:orphans="2" fo:widows="2" fo:hyphenation-ladder-count="no-limit" style:writing-mode="lr-tb"/>
      <style:text-properties style:use-window-font-color="true" style:font-name="Arial1" style:text-underline-style="none" officeooo:rsid="00e50a40" officeooo:paragraph-rsid="00e64e6c" style:font-size-asian="20pt" style:language-asian="zh" style:country-asian="CN" style:font-name-complex="Lucida Console" style:font-size-complex="20pt" style:language-complex="ar" style:country-complex="SA" fo:hyphenate="false" fo:hyphenation-remain-char-count="2" fo:hyphenation-push-char-count="2"/>
    </style:style>
    <style:style style:name="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2" style:family="text">
      <style:text-properties officeooo:rsid="009b0262"/>
    </style:style>
    <style:style style:name="T3" style:family="text">
      <style:text-properties fo:language="en" fo:country="G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da869"/>
    </style:style>
    <style:style style:name="T6" style:family="text">
      <style:text-properties officeooo:rsid="00e720ee"/>
    </style:style>
    <style:style style:name="T7" style:family="text">
      <style:text-properties style:text-underline-style="none" officeooo:rsid="00e720ee" style:font-name-asian="Times New Roman" style:font-size-asian="20pt" style:language-asian="zh" style:country-asian="CN" style:font-name-complex="Lucida Console" style:font-size-complex="20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4"/>
      <text:p text:style-name="P5">Handling logs</text:p>
      <text:h text:style-name="P20" text:outline-level="1">WHAT'S A LOGGER?</text:h>
      <text:list xml:id="list1977022255569050577" text:style-name="L1">
        <text:list-item>
          <text:p text:style-name="P24">A logger is a class that we use to show messages in console</text:p>
        </text:list-item>
      </text:list>
      <text:p text:style-name="P6"/>
      <text:p text:style-name="P19">For example, this:</text:p>
      <text:p text:style-name="P14">Gdx.app.log(“TAG”, “Informative message”);</text:p>
      <text:p text:style-name="P17"/>
      <text:p text:style-name="P19">Would look like this:</text:p>
      <text:p text:style-name="P13">TAG: Informative message</text:p>
      <text:p text:style-name="P6"/>
      <text:p text:style-name="P6">Why shouldn't I use system.out.println() (“SOUT”) instead?</text:p>
      <text:list xml:id="list452123353210205312" text:style-name="L2">
        <text:list-item>
          <text:p text:style-name="P25">SOUT only works for desktop</text:p>
        </text:list-item>
        <text:list-item>
          <text:p text:style-name="P26">Your <text:span text:style-name="T7">game</text:span> can reach production with <text:span text:style-name="T6">log</text:span> messages</text:p>
        </text:list-item>
        <text:list-item>
          <text:p text:style-name="P27">With a logger you can control which kind of messages you show</text:p>
        </text:list-item>
      </text:list>
      <text:h text:style-name="P21" text:outline-level="1">How do I use it?</text:h>
      <text:p text:style-name="P7">We have 3 different methods:</text:p>
      <text:p text:style-name="P8">Gdx.app.<text:span text:style-name="T4">debug</text:span>(“TAG”, “Message”);</text:p>
      <text:p text:style-name="P8">Gdx.app.<text:span text:style-name="T4">log</text:span>(“TAG”, “Message”);</text:p>
      <text:p text:style-name="P8">Gdx.app.<text:span text:style-name="T4">error</text:span>(“TAG”, “Message”, new ExampleException());</text:p>
      <text:p text:style-name="P16"/>
      <text:p text:style-name="P7">DEBUG:</text:p>
      <text:list xml:id="list7892749836836721710" text:style-name="L3">
        <text:list-item>
          <text:p text:style-name="P28">Used to show messages only while developing our <text:span text:style-name="T6">game</text:span></text:p>
        </text:list-item>
        <text:list-item>
          <text:p text:style-name="P29">We should disable it when publishing the <text:span text:style-name="T6">game</text:span></text:p>
        </text:list-item>
      </text:list>
      <text:p text:style-name="P15"/>
      <text:p text:style-name="P7">LOG:</text:p>
      <text:list xml:id="list120207813723699" text:continue-numbering="true" text:style-name="L3">
        <text:list-item>
          <text:p text:style-name="P28">Used to show informative messages to the user</text:p>
        </text:list-item>
        <text:list-item>
          <text:p text:style-name="P30">Disabling it also disables debug</text:p>
          <text:p text:style-name="P31"/>
        </text:list-item>
      </text:list>
      <text:p text:style-name="P7">ERROR:</text:p>
      <text:list xml:id="list120207484157776" text:continue-numbering="true" text:style-name="L3">
        <text:list-item>
          <text:p text:style-name="P31">Used to show runtime error messages and exceptions to the user</text:p>
        </text:list-item>
        <text:list-item>
          <text:p text:style-name="P31">Disabling it also disables debug and log</text:p>
        </text:list-item>
        <text:list-item>
          <text:p text:style-name="P32">You can attach an exception to it </text:p>
        </text:list-item>
      </text:list>
      <text:h text:style-name="P21" text:outline-level="1">EXAMPLE USE CASES</text:h>
      <text:p text:style-name="P7">DEBUG:</text:p>
      <text:p text:style-name="P8">this.y = MathUtils.random(HEIGHT_OFFSET);</text:p>
      <text:p text:style-name="P9">Gdx.app.debug(“FLOWER”, “Y is now “ + y);</text:p>
      <text:p text:style-name="P7"/>
      <text:p text:style-name="P7">LOG:</text:p>
      <text:p text:style-name="P8"><text:tab/>if (checkForCollision()) {</text:p>
      <text:p text:style-name="P8"><text:tab/><text:tab/>restart();</text:p>
      <text:p text:style-name="P8"><text:tab/><text:tab/><text:span text:style-name="T4">Gdx.app.log("INFO", "Game restarted");</text:span></text:p>
      <text:p text:style-name="P8"><text:tab/>}</text:p>
      <text:p text:style-name="P7"/>
      <text:p text:style-name="P7">ERROR:</text:p>
      <text:p text:style-name="P8"><text:tab/>String fileName = "file.txt";</text:p>
      <text:p text:style-name="P8"><text:tab/>try {</text:p>
      <text:p text:style-name="P8"><text:tab/><text:tab/>FileInputStream in = new FileInputStream(fileName);</text:p>
      <text:p text:style-name="P8"><text:tab/>} catch (FileNotFoundException e) {</text:p>
      <text:p text:style-name="P8"><text:tab/><text:tab/><text:span text:style-name="T4">Gdx.app.error("DATA", "Couldn't open file " + fileName, e);</text:span></text:p>
      <text:p text:style-name="P10"><text:tab/>}</text:p>
      <text:h text:style-name="P21" text:outline-level="1">CHANGING THE LOG LEVEL</text:h>
      <text:p text:style-name="P18">By default the log level is set to Info, but we can change using this method:</text:p>
      <text:p text:style-name="P18"/>
      <text:p text:style-name="P12">Gdx<text:span text:style-name="T5">.</text:span>app<text:span text:style-name="T5">.</text:span>setLogLevel(logLevel);</text:p>
      <text:p text:style-name="P6"/>
      <text:p text:style-name="P6">LogLevel can be:</text:p>
      <text:list xml:id="list120207202457297" text:continue-numbering="true" text:style-name="L3">
        <text:list-item>
          <text:p text:style-name="P31"><text:span text:style-name="T4">Application.LOG_NONE</text:span>: mutes all logging.</text:p>
        </text:list-item>
        <text:list-item>
          <text:p text:style-name="P31"><text:span text:style-name="T4">Application.LOG_DEBUG</text:span>: shows all messages.</text:p>
        </text:list-item>
        <text:list-item>
          <text:p text:style-name="P31"><text:span text:style-name="T4">Application.LOG_INFO</text:span>: shows error and log messages.</text:p>
        </text:list-item>
        <text:list-item>
          <text:p text:style-name="P31"><text:span text:style-name="T4">Application.LOG_ERROR</text:span>: shows only error messages.</text:p>
        </text:list-item>
      </text:list>
      <text:p text:style-name="P11"/>
      <text:p text:style-name="P18"><text:span text:style-name="T4">DEBUG</text:span> → includes → <text:span text:style-name="T4">INFO</text:span> → includes → <text:span text:style-name="T4">ERROR</text:span></text:p>
      <text:h text:style-name="P2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Lucida Console1" svg:font-family="'Lucida Console'" style:font-adornments="Normal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Fin_20_de_20_línea_20_2" draw:display-name="Fin de línea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family="'Lucida Console'" style:font-family-generic="modern" fo:font-size="18pt" style:font-name-asian="Times New Roman" style:font-family-asian="'Times New Roman'" style:font-family-generic-asian="roman" style:font-pitch-asian="variable" style:font-size-asian="18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2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Lucida Console" style:font-family-complex="'Lucida Console'" style:font-family-generic-complex="modern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1" style:font-family-complex="Arial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family="'Lucida Console'" style:font-family-generic="modern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language-asian="en" style:country-asian="GB" style:font-weight-asian="bold" style:font-name-complex="Courier New" style:font-family-complex="'Courier New'" style:font-family-generic-complex="moder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family="'Lucida Console'" style:font-family-generic="modern" fo:font-size="20pt" style:text-underline-style="solid" style:text-underline-width="auto" style:text-underline-color="font-color" style:font-size-asian="20pt" style:font-name-complex="Lucida Console" style:font-family-complex="'Lucida Console'" style:font-family-generic-complex="modern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family-asian="'Times New Roman'" style:font-family-generic-asian="roman" style:font-pitch-asian="variable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 style:writing-mode="lr-tb"/>
      <style:text-properties fo:text-transform="uppercase" fo:color="#402000" style:font-name="Arial1" fo:font-family="Arial" style:font-family-generic="swiss" style:font-pitch="variable" fo:font-size="22pt" style:text-underline-style="none" fo:font-weight="bold" style:font-name-asian="Times New Roman" style:font-family-asian="'Times New Roman'" style:font-family-generic-asian="roman" style:font-pitch-asian="variable" style:font-size-asian="20pt" style:font-weight-asian="bold" style:font-name-complex="Lucida Console" style:font-family-complex="'Lucida Console'" style:font-family-generic-complex="modern" style:font-size-complex="20pt" style:font-weight-complex="bold"/>
    </style:style>
    <style:style style:name="Enumearación" style:family="paragraph" style:parent-style-name="Standard">
      <style:paragraph-properties fo:margin-top="0cm" fo:margin-bottom="0.3cm" loext:contextual-spacing="false"/>
      <style:text-properties style:font-name="Arial1" fo:font-family="Arial" style:font-family-generic="swiss" style:font-pitch="variable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fo:margin-left="0.199cm" fo:margin-right="0cm" fo:margin-top="0cm" fo:margin-bottom="0.4cm" loext:contextual-spacing="false" fo:text-indent="0cm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Resaltado" style:family="paragraph" style:parent-style-name="Enumearación" style:list-style-name="WW8Num2">
      <loext:graphic-properties draw:fill="solid" draw:fill-color="#402000" draw:fill-image-width="0cm" draw:fill-image-height="0cm"/>
      <style:paragraph-properties fo:background-color="#402000" fo:padding="0.049cm" fo:border="0.06pt solid #402000" style:shadow="#a85300 0.101cm 0.101cm" style:writing-mode="lr-tb"/>
      <style:text-properties fo:color="#fffdf3" fo:background-color="transparent"/>
    </style:style>
    <style:style style:name="CabeceraMia" style:family="paragraph" style:parent-style-name="Standard">
      <style:paragraph-properties fo:text-align="start" style:justify-single-word="false" style:writing-mode="lr-tb"/>
      <style:text-properties fo:color="#ffffff" style:font-name="Verdana" fo:font-family="Verdana" style:font-style-name="Normal" style:font-family-generic="swiss" style:font-pitch="variable" fo:font-size="14pt"/>
    </style:style>
    <style:style style:name="CabeceraTabla" style:family="paragraph" style:parent-style-name="Enumearación">
      <loext:graphic-properties draw:fill="none" draw:fill-color="#fff8dc"/>
      <style:paragraph-properties fo:margin-top="0.101cm" fo:margin-bottom="0.101cm" loext:contextual-spacing="false" fo:text-align="center" style:justify-single-word="false" fo:background-color="transparent" style:writing-mode="lr-tb"/>
      <style:text-properties fo:color="#fffdf3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loext:graphic-properties draw:fill="solid" draw:fill-color="#fffdf3"/>
      <style:paragraph-properties fo:margin-left="1cm" fo:margin-right="0cm" fo:text-indent="0cm" style:auto-text-indent="false" style:page-number="auto" fo:background-color="#fffdf3" fo:padding="0.15cm" fo:border="0.06pt solid #a85300" style:shadow="none" style:writing-mode="page">
        <style:tab-stops/>
      </style:paragraph-properties>
      <style:text-properties fo:color="#402000" style:font-name="Lucida Console1" fo:font-family="'Lucida Console'" style:font-style-name="Normal" style:font-family-generic="modern" style:font-pitch="fixed" fo:font-size="16pt"/>
    </style:style>
    <style:style style:name="Terminal" style:family="paragraph" style:parent-style-name="Standard" style:class="text" style:master-page-name="">
      <loext:graphic-properties draw:fill="solid" draw:fill-color="#000000" draw:opacity="100%"/>
      <style:paragraph-properties style:page-number="auto" fo:background-color="#000000" fo:padding="0.15cm" fo:border="0.06pt solid #000000" style:shadow="none" style:writing-mode="lr-tb">
        <style:tab-stops/>
      </style:paragraph-properties>
      <style:text-properties fo:color="#3deb3d" style:font-name="Lucida Console1" fo:font-family="'Lucida Console'" style:font-style-name="Normal" style:font-family-generic="modern" style:font-pitch="fixed" fo:font-size="16pt"/>
    </style:style>
    <style:style style:name="Resumen" style:family="paragraph" style:parent-style-name="Standard" style:list-style-name="">
      <loext:graphic-properties draw:fill="solid" draw:fill-color="#ffcc99" draw:opacity="100%"/>
      <style:paragraph-properties fo:margin-left="1cm" fo:margin-right="0cm" fo:text-indent="0cm" style:auto-text-indent="false" fo:background-color="#ffcc99" fo:padding="0.049cm" fo:border="0.06pt solid #000000" style:shadow="#dcdcdc 0.101cm 0.101cm" style:writing-mode="page">
        <style:tab-stops/>
      </style:paragraph-properties>
      <style:text-properties style:font-name="Arial2" fo:font-family="Arial" style:font-style-name="Negrita" style:font-family-generic="swiss" style:font-pitch="variable" fo:font-size="20pt" fo:font-weight="bold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style:paragraph-properties fo:margin-left="0.3cm" fo:margin-right="0.3cm" fo:text-indent="0cm" style:auto-text-indent="false" style:writing-mode="page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fo:margin-left="3cm" fo:margin-right="3cm" fo:margin-top="0.101cm" fo:margin-bottom="0.101cm" loext:contextual-spacing="false" fo:text-indent="0cm" style:auto-text-indent="false" fo:padding="0.499cm" fo:border="0.06pt solid #a85300" style:writing-mode="page"/>
      <style:text-properties fo:font-size="16pt" fo:font-weight="normal" style:font-weight-asian="normal" style:font-weight-complex="normal"/>
    </style:style>
    <style:style style:name="Enumeración_20_Tabla" style:display-name="Enumeración Tabla" style:family="paragraph" style:parent-style-name="Enumearación">
      <style:paragraph-properties fo:margin-left="0.199cm" fo:margin-right="0cm" fo:margin-top="0.199cm" fo:margin-bottom="0.199cm" loext:contextual-spacing="false" fo:text-align="start" style:justify-single-word="false" fo:text-indent="0cm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 loext:shadow="none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haracter_5f_20_5f_style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Mi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MP2" style:family="paragraph" style:parent-style-name="CabeceraMia">
      <style:text-properties fo:language="en" fo:country="GB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officeooo:rsid="009b0262"/>
    </style:style>
    <style:style style:name="MT3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#402000" style:dynamic-spacing="true" draw:fill="solid" draw:fill-color="#402000" draw:opacity="100%" draw:opacity-name="Transparency_20_1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6cm" svg:y="-0.028cm" svg:width="1.349cm" svg:height="1.499cm" draw:z-index="9"><draw:image xlink:href="Pictures/10000201000000440000004C14C3A48DBEC8A417.png" xlink:type="simple" xlink:show="embed" xlink:actuate="onLoad"/></draw:frame><text:span text:style-name="MT1"><text:tab/></text:span>IES Doctor Balmis<text:tab/><text:span text:style-name="MT2">PDDM 2º Game Developing 2018-19</text:span><text:line-break/><text:tab/>CFS: Diseño de Aplicaciones Multiplataforma</text:p>
        <text:p text:style-name="MP2"/>
      </style:header>
      <style:footer>
        <text:p text:style-name="MP3"><draw:frame draw:style-name="Mfr2" draw:name="Marco18" text:anchor-type="char" svg:y="0.002cm" svg:width="0.42cm" svg:height="0.482cm" draw:z-index="4"><draw:text-box><text:p text:style-name="Footer"><text:span text:style-name="Page_20_Number"><text:span text:style-name="MT3"><text:page-number text:select-page="current">5</text:page-number></text:span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2:01:43.093000000</meta:creation-date>
    <meta:editing-cycles>1</meta:editing-cycles>
    <meta:editing-duration>P0D</meta:editing-duration>
    <meta:generator>LibreOffice/5.2.6.2$Windows_x86 LibreOffice_project/a3100ed2409ebf1c212f5048fbe377c281438fdc</meta:generator>
    <meta:document-statistic meta:table-count="0" meta:image-count="1" meta:object-count="0" meta:page-count="5" meta:paragraph-count="54" meta:word-count="270" meta:character-count="1740" meta:non-whitespace-character-count="1522"/>
  </office:meta>
</office:document-meta>
</file>